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0" style:family="paragraph" style:parent-style-name="Heading_20_1" style:list-style-name="WWNum5">
      <style:paragraph-properties fo:text-align="justify" style:justify-single-word="false"/>
    </style:style>
    <style:style style:name="P31" style:family="paragraph" style:parent-style-name="Heading_20_1" style:list-style-name="WWNum5"/>
    <style:style style:name="P32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3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Desarrollo Web en Entorno Cliente</text:span></text:p>
      <text:p text:style-name="P33"><text:bookmark text:name="_jg2jbypvbg4g"/><text:span text:style-name="T3">Guía de estudio UD 10. Javascript: del desarrollo clásico al desarrollo moderno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><text:span text:style-name="T5">Actualizado Noviem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2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oft-page-break/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</text:span><text:span text:style-name="T22">10</text:span><text:span text:style-name="T23">. </text:span><text:span text:style-name="T22">Javascript: del desarrollo clásico al desarrollo moderno</text:span></text:p>
      <text:list xml:id="list709576616" text:style-name="WWNum5">
        <text:list-item>
          <text:p text:style-name="P31"><text:bookmark text:name="_ge43nvu7ywtj"/>Fechas</text:p>
        </text:list-item>
      </text:list>
      <text:p text:style-name="P21">Desde 9/11/2020 al 15/11/2020. Esta unidad se imparte junto con la unidad 9.</text:p>
      <text:p text:style-name="P21">La duración del conjunto de unidades es de 1 semana (7 horas).</text:p>
      <text:list xml:id="list143258482391864" text:continue-numbering="true" text:style-name="WWNum5">
        <text:list-item>
          <text:p text:style-name="P31"><text:bookmark text:name="_4z7u29ivk38l"/>Conocimientos previos requeridos</text:p>
        </text:list-item>
      </text:list>
      <text:list xml:id="list2431673979" text:style-name="WWNum4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6">¡¡¡ Conocimientos de programación imprescindibles !!!</text:p>
        </text:list-item>
      </text:list>
      <text:list xml:id="list143257808079986" text:continue-list="list143258482391864" text:style-name="WWNum5">
        <text:list-item>
          <text:p text:style-name="P31"><text:bookmark text:name="_5jkjdtdhh7e"/>Objetivos</text:p>
        </text:list-item>
      </text:list>
      <text:list xml:id="list1643582868" text:style-name="WWNum2">
        <text:list-item>
          <text:p text:style-name="P28">Conocer cómo desarrollar Javascript al estilo moderno.</text:p>
        </text:list-item>
      </text:list>
      <text:list xml:id="list143257365276475" text:continue-list="list143257808079986" text:style-name="WWNum5">
        <text:list-item>
          <text:p text:style-name="P31"><text:bookmark text:name="_yi5niv80z62t"/>Contenidos</text:p>
        </text:list-item>
      </text:list>
      <text:list xml:id="list114997662" text:style-name="WWNum1">
        <text:list-item>
          <text:p text:style-name="P23">Webpack.</text:p>
        </text:list-item>
        <text:list-item>
          <text:p text:style-name="P25">Babel.</text:p>
        </text:list-item>
        <text:list-item>
          <text:p text:style-name="P27">ESLint.</text:p>
        </text:list-item>
      </text:list>
      <text:list xml:id="list143257304688156" text:continue-list="list143257365276475" text:style-name="WWNum5">
        <text:list-item>
          <text:p text:style-name="P31"><text:bookmark text:name="_pt4xoiz2fd92"/>Actividades</text:p>
        </text:list-item>
      </text:list>
      <text:p text:style-name="Standard">No hay actividades asociadas a esta unidad, pero hay que revisar los distintos ejemplos disponibles.</text:p>
      <text:list xml:id="list143257273061445" text:continue-numbering="true" text:style-name="WWNum5">
        <text:list-item>
          <text:p text:style-name="P31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143257078531950" text:continue-numbering="true" text:style-name="WWNum5">
        <text:list-item>
          <text:p text:style-name="P30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2212774301" text:style-name="WWNum3">
        <text:list-item>
          <text:p text:style-name="P29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0</text:span><text:span text:style-name="MT1">. Javascript: del desarrollo clásico al desarrollo moderno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0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3" meta:word-count="296" meta:character-count="1888" meta:non-whitespace-character-count="1646"/>
    <meta:generator>LibreOfficeDev/6.0.5.2$Linux_X86_64 LibreOffice_project/</meta:generator>
  </office:meta>
</office:document-meta>
</file>